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officeooo:paragraph-rsid="0013c995" style:font-size-asian="10pt"/>
    </style:style>
    <style:style style:name="P9" style:family="paragraph" style:parent-style-name="Standard">
      <style:text-properties fo:font-size="10pt" officeooo:rsid="001d0200" officeooo:paragraph-rsid="0011e97d" style:font-size-asian="10pt" style:font-size-complex="10pt"/>
    </style:style>
    <style:style style:name="P10" style:family="paragraph" style:parent-style-name="Standard">
      <style:text-properties fo:font-size="10pt" officeooo:rsid="001d0200" officeooo:paragraph-rsid="0013c995" style:font-size-asian="10pt" style:font-size-complex="10pt"/>
    </style:style>
    <style:style style:name="P11" style:family="paragraph" style:parent-style-name="Standard">
      <style:text-properties style:font-name="Times New Roman" officeooo:paragraph-rsid="0011e97d"/>
    </style:style>
    <style:style style:name="P12" style:family="paragraph" style:parent-style-name="Standard">
      <style:text-properties style:font-name="Times New Roman" officeooo:paragraph-rsid="0013c995"/>
    </style:style>
    <style:style style:name="P13" style:family="paragraph" style:parent-style-name="Standard">
      <style:text-properties style:font-name="Arial" fo:font-size="10pt" fo:font-weight="bold" officeooo:rsid="001d0200" officeooo:paragraph-rsid="0011e97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rsid="001d0200" officeooo:paragraph-rsid="0013c995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rsid="00203bf6" officeooo:paragraph-rsid="0011e9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rsid="00230825" officeooo:paragraph-rsid="0011e97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011e97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013c995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normal" officeooo:rsid="00230825" officeooo:paragraph-rsid="0011e97d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11e97d"/>
    </style:style>
    <style:style style:name="P21" style:family="paragraph" style:parent-style-name="Standard">
      <style:text-properties officeooo:paragraph-rsid="0013c995"/>
    </style:style>
    <style:style style:name="P22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1e97d"/>
    </style:style>
    <style:style style:name="P23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3c995"/>
    </style:style>
    <style:style style:name="P24" style:family="paragraph" style:parent-style-name="Standard" style:master-page-name="Standard">
      <style:paragraph-properties style:page-number="auto"/>
      <style:text-properties officeooo:paragraph-rsid="0013c995"/>
    </style:style>
    <style:style style:name="P25" style:family="paragraph" style:parent-style-name="Heading_20_2">
      <style:text-properties style:font-name="Times New Roman"/>
    </style:style>
    <style:style style:name="P26" style:family="paragraph" style:parent-style-name="Heading_20_2">
      <style:text-properties style:font-name="Times New Roman" fo:font-weight="normal" officeooo:paragraph-rsid="00103684" style:font-weight-asian="normal" style:font-weight-complex="normal"/>
    </style:style>
    <style:style style:name="P27" style:family="paragraph" style:parent-style-name="Heading_20_2">
      <style:text-properties fo:font-weight="bold" officeooo:paragraph-rsid="0011e97d" style:font-weight-asian="bold" style:font-weight-complex="bold"/>
    </style:style>
    <style:style style:name="P28" style:family="paragraph" style:parent-style-name="Heading_20_2">
      <style:text-properties fo:font-weight="bold" officeooo:paragraph-rsid="0013c995" style:font-weight-asian="bold" style:font-weight-complex="bold"/>
    </style:style>
    <style:style style:name="P29" style:family="paragraph" style:parent-style-name="Heading_20_2">
      <style:text-properties officeooo:paragraph-rsid="0011e97d"/>
    </style:style>
    <style:style style:name="P30" style:family="paragraph" style:parent-style-name="Heading_20_1">
      <style:text-properties style:font-name="Times New Roman"/>
    </style:style>
    <style:style style:name="P31" style:family="paragraph" style:parent-style-name="Heading_20_1">
      <style:text-properties style:font-name="Times New Roman" officeooo:paragraph-rsid="00103684"/>
    </style:style>
    <style:style style:name="P32" style:family="paragraph" style:parent-style-name="Heading_20_1">
      <style:text-properties officeooo:paragraph-rsid="0011e97d"/>
    </style:style>
    <style:style style:name="P33" style:family="paragraph" style:parent-style-name="Heading_20_1">
      <style:text-properties officeooo:paragraph-rsid="0013c995"/>
    </style:style>
    <style:style style:name="P34" style:family="paragraph" style:parent-style-name="Text_20_body" style:list-style-name="WW8Num7">
      <style:text-properties style:font-name="Times New Roman"/>
    </style:style>
    <style:style style:name="P35" style:family="paragraph" style:parent-style-name="Text_20_body" style:list-style-name="WW8Num2">
      <style:text-properties style:font-name="Times New Roman"/>
    </style:style>
    <style:style style:name="P36" style:family="paragraph" style:parent-style-name="Text_20_body" style:list-style-name="WW8Num6">
      <style:text-properties style:font-name="Times New Roman"/>
    </style:style>
    <style:style style:name="P37" style:family="paragraph" style:parent-style-name="Text_20_body" style:list-style-name="WW8Num5">
      <style:text-properties style:font-name="Times New Roman"/>
    </style:style>
    <style:style style:name="P38" style:family="paragraph" style:parent-style-name="Text_20_body">
      <style:text-properties style:font-name="Times New Roman" fo:font-size="12pt" officeooo:paragraph-rsid="00103684" style:font-size-asian="12pt" style:font-size-complex="12pt"/>
    </style:style>
    <style:style style:name="P39" style:family="paragraph" style:parent-style-name="Text_20_body" style:list-style-name="WW8Num7">
      <style:paragraph-properties>
        <style:tab-stops/>
      </style:paragraph-properties>
      <style:text-properties style:font-name="Times New Roman" fo:font-size="12pt" officeooo:paragraph-rsid="00103684" style:font-size-asian="12pt" style:font-size-complex="12pt"/>
    </style:style>
    <style:style style:name="P40" style:family="paragraph" style:parent-style-name="Text_20_body" style:list-style-name="WW8Num7">
      <style:paragraph-properties>
        <style:tab-stops/>
      </style:paragraph-properties>
      <style:text-properties style:font-name="Times New Roman" fo:font-size="12pt" officeooo:rsid="001d0200" officeooo:paragraph-rsid="00103684" style:font-size-asian="12pt" style:font-size-complex="12pt"/>
    </style:style>
    <style:style style:name="P41" style:family="paragraph" style:parent-style-name="Text_20_body">
      <style:text-properties style:font-name="Times New Roman" fo:font-size="12pt" officeooo:paragraph-rsid="0011e97d" style:font-size-asian="12pt" style:font-size-complex="12pt"/>
    </style:style>
    <style:style style:name="P42" style:family="paragraph" style:parent-style-name="Text_20_body">
      <style:text-properties style:font-name="Times New Roman" fo:font-size="12pt" officeooo:rsid="001fcd9d" officeooo:paragraph-rsid="0013c995" style:font-size-asian="12pt" style:font-size-complex="12pt"/>
    </style:style>
    <style:style style:name="P43" style:family="paragraph" style:parent-style-name="Text_20_body">
      <style:text-properties style:font-name="Times New Roman" officeooo:rsid="00103684" officeooo:paragraph-rsid="00103684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1e97d" style:font-size-asian="24pt" style:font-weight-asian="bold" style:font-size-complex="24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3c995" style:font-size-asian="24pt" style:font-weight-asian="bold" style:font-size-complex="24pt" style:font-weight-complex="bold"/>
    </style:style>
    <style:style style:name="P46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47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3c995" style:font-size-asian="12pt" style:font-size-complex="12pt"/>
    </style:style>
    <style:style style:name="P48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rsid="001d0200" officeooo:paragraph-rsid="0013c995" style:font-size-asian="12pt" style:font-size-complex="12pt"/>
    </style:style>
    <style:style style:name="P4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50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51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d0200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officeooo:rsid="001fcd9d" style:font-size-asian="11.5pt" style:font-size-complex="11.5pt"/>
    </style:style>
    <style:style style:name="T7" style:family="text">
      <style:text-properties fo:font-size="14pt" officeooo:rsid="001fcd9d" style:font-size-asian="14pt" style:font-size-complex="14pt"/>
    </style:style>
    <style:style style:name="T8" style:family="text">
      <style:text-properties fo:font-size="14pt" officeooo:rsid="001efde2" style:font-size-asian="14pt" style:font-size-complex="14pt"/>
    </style:style>
    <style:style style:name="T9" style:family="text">
      <style:text-properties officeooo:rsid="001fcd9d" style:font-size-complex="10pt"/>
    </style:style>
    <style:style style:name="T10" style:family="text">
      <style:text-properties officeooo:rsid="001d0200"/>
    </style:style>
    <style:style style:name="T11" style:family="text">
      <style:text-properties officeooo:rsid="00207dae"/>
    </style:style>
    <style:style style:name="T12" style:family="text">
      <style:text-properties officeooo:rsid="001c0ab6"/>
    </style:style>
    <style:style style:name="T13" style:family="text">
      <style:text-properties officeooo:rsid="001ade3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03bf6"/>
    </style:style>
    <style:style style:name="T16" style:family="text">
      <style:text-properties officeooo:rsid="0011e97d"/>
    </style:style>
    <style:style style:name="T17" style:family="text">
      <style:text-properties officeooo:rsid="001fcd9d"/>
    </style:style>
    <style:style style:name="T18" style:family="text">
      <style:text-properties style:font-name="Arial" fo:font-size="10pt" fo:font-weight="normal" officeooo:rsid="00203bf6" style:font-size-asian="10pt" style:font-weight-asian="normal" style:font-size-complex="10pt" style:font-weight-complex="normal"/>
    </style:style>
    <style:style style:name="T19" style:family="text">
      <style:text-properties officeooo:rsid="0013c99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<text:span text:style-name="T5">Caso de uso: </text:span><text:span text:style-name="T6">Realizar Busca de Elementos Multimídias Via Interface Web Service</text:span></text:p>
      <text:p text:style-name="P45"/>
      <text:h text:style-name="P33" text:outline-level="1">.Breve Descrição</text:h>
      <text:p text:style-name="P42">Este caso de uso permite um sistema externo realizar a requisição de elementos multimídias relacionados a um bem patrimonial utilizando um serviço web com interfaces de comunicação SOAP e REST.</text:p>
      <text:h text:style-name="P33" text:outline-level="1">.Breve Descrição dos Atores</text:h>
      <text:p text:style-name="P12"><text:tab/><text:span text:style-name="T10">Sistema Externo: pode fazer requisição de elementos multimídias.</text:span></text:p>
      <text:h text:style-name="P33" text:outline-level="1">.Fluxo Básico de Eventos</text:h>
      <text:p text:style-name="P47">1. <text:span text:style-name="T10">Sistema fará requisição elementos multimídia de um bem patrimonial, passando a identificação única do bem patrimonial, acompanhado de um mecanismo de autenticação.</text:span></text:p>
      <text:p text:style-name="P48">2. O Sistema fará a busca na base de dados então selecionara os itens multimídias e retornará para o sistema externo, no formato JSON<text:span text:style-name="T11">(REST) e XML(SOAP)</text:span>;</text:p>
      <text:h text:style-name="P33" text:outline-level="1">.Fluxos Alternativos</text:h>
      <text:p text:style-name="P14">Fluxo Alternativo 1</text:p>
      <text:p text:style-name="P10"><text:tab/>No passo <text:span text:style-name="T17">2</text:span>, Caso o sistema não encontre nenhum <text:span text:style-name="T17">elemento multimídia o arquivo JSON/XML será vazio.</text:span></text:p>
      <text:p text:style-name="P21"/>
      <text:h text:style-name="P28" text:outline-level="2">Fluxo Alternativo 2</text:h>
      <text:p text:style-name="P21"><text:span text:style-name="Fonte_20_parág._20_padrão"><text:span text:style-name="T3"><text:tab/></text:span></text:span><text:span text:style-name="Fonte_20_parág._20_padrão"><text:span text:style-name="T18">No passo 1, caso a autenticação esteja errada, sistema retornara mensagem de erro.</text:span></text:span></text:p>
      <text:p text:style-name="P18"/>
      <text:h text:style-name="P33" text:outline-level="1">. Pós-Condições</text:h>
      <text:p text:style-name="P23">Fluxo básico: <text:tab/><text:tab/>Não há nenhum tipo de alteração no sistema.</text:p>
      <text:p text:style-name="P23">Fluxo <text:span text:style-name="T17">a</text:span>lternativo 1: <text:tab/>Não há nenhum tipo de alteração no sistema.</text:p>
      <text:p text:style-name="P23">Fluxo alternativo 2: <text:tab/>Não há nenhum tipo de alteração no sistema.</text:p>
      <text:p text:style-name="P23"/>
      <text:h text:style-name="P33" text:outline-level="1">. Requisitos Especiais</text:h>
      <text:p text:style-name="P21"><text:span text:style-name="Fonte_20_parág._20_padrão"><text:span text:style-name="T3">Performance: os resultados devem ser retornados em até 1 segundo.</text:span></text:span></text:p>
      <text:p text:style-name="P12"><text:span text:style-name="Fonte_20_parág._20_padrão"><text:span text:style-name="T8">Segurança: os serviços deverão ser seguros e a prova de ataques(ddos, etc...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3c995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fcd9d" style:font-size-complex="10pt"/>
    </style:style>
    <style:style style:name="MT2" style:family="text">
      <style:text-properties officeooo:rsid="0013c995"/>
    </style:style>
    <style:style style:name="MT3" style:family="text">
      <style:text-properties officeooo:rsid="0011e97d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 <text:span text:style-name="MT1">Caso de uso: Realizar Busca de Elementos Multimídias Via Interface Web Service</text:span></text:p>
            </table:table-cell>
            <table:table-cell table:style-name="Tabela2.C1" office:value-type="string">
              <text:p text:style-name="MP4">Versão do documento: 1.<text:span text:style-name="MT2">0</text:span>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<text:span text:style-name="MT3">14/05/2014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1</text:page-number></text:span></text:span><text:span text:style-name="Page_20_Number"><text:span text:style-name="MT4"> de </text:span></text:span><text:span text:style-name="Page_20_Number"><text:span text:style-name="MT5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</meta:editing-cycles>
    <meta:editing-duration>PT00H12M34S</meta:editing-duration>
    <meta:generator>LibreOffice/4.2.3.3$Windows_x86 LibreOffice_project/882f8a0a489bc99a9e60c7905a60226254cb6ff0</meta:generator>
    <dc:date>2014-05-14T15:29:40.007000000</dc:date>
    <meta:document-statistic meta:table-count="2" meta:image-count="1" meta:object-count="0" meta:page-count="1" meta:paragraph-count="27" meta:word-count="248" meta:character-count="1561" meta:non-whitespace-character-count="1334"/>
  </office:meta>
</office:document-meta>
</file>